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cu" svg:font-family="Locu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ocu"/>
    </style:style>
    <style:style style:name="P2" style:family="paragraph" style:parent-style-name="Standard">
      <style:text-properties style:font-name="Locu" officeooo:paragraph-rsid="00141bcb"/>
    </style:style>
    <style:style style:name="P3" style:family="paragraph" style:parent-style-name="Standard">
      <style:text-properties style:font-name="Locu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ocu"/>
    </style:style>
    <style:style style:name="P5" style:family="paragraph" style:parent-style-name="Standard">
      <style:paragraph-properties fo:text-align="justify" style:justify-single-word="false"/>
      <style:text-properties style:font-name="Locu" officeooo:paragraph-rsid="0015299f"/>
    </style:style>
    <style:style style:name="P6" style:family="paragraph" style:parent-style-name="Standard" style:master-page-name="MP0">
      <style:paragraph-properties style:page-number="auto" fo:break-before="page"/>
      <style:text-properties style:font-name="Locu"/>
    </style:style>
    <style:style style:name="P7" style:family="paragraph" style:parent-style-name="Standard">
      <style:text-properties style:font-name="Locu" officeooo:rsid="00141bcb" officeooo:paragraph-rsid="00141bcb"/>
    </style:style>
    <style:style style:name="P8" style:family="paragraph" style:parent-style-name="Standard">
      <style:paragraph-properties fo:text-align="center" style:justify-single-word="false"/>
      <style:text-properties style:font-name="Locu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ocu"/>
    </style:style>
    <style:style style:name="P10" style:family="paragraph" style:parent-style-name="Standard">
      <style:paragraph-properties fo:text-align="justify" style:justify-single-word="false"/>
      <style:text-properties style:font-name="Locu" officeooo:rsid="0016bb21" officeooo:paragraph-rsid="0016bb21"/>
    </style:style>
    <style:style style:name="T1" style:family="text">
      <style:text-properties officeooo:rsid="00141bcb"/>
    </style:style>
    <style:style style:name="T2" style:family="text">
      <style:text-properties officeooo:rsid="0015299f"/>
    </style:style>
    <style:style style:name="T3" style:family="text">
      <style:text-properties style:font-name="Locu"/>
    </style:style>
    <style:style style:name="T4" style:family="text">
      <style:text-properties style:font-name="Locu" fo:font-weight="bold" style:font-weight-asian="bold" style:font-weight-complex="bold"/>
    </style:style>
    <style:style style:name="T5" style:family="text">
      <style:text-properties style:font-name="Locu" fo:font-weight="bold" officeooo:rsid="0015299f" style:font-weight-asian="bold" style:font-weight-complex="bold"/>
    </style:style>
    <style:style style:name="T6" style:family="text">
      <style:text-properties style:font-name="Locu" fo:font-weight="normal" officeooo:rsid="00141bcb" style:font-weight-asian="normal" style:font-weight-complex="normal"/>
    </style:style>
    <style:style style:name="T7" style:family="text">
      <style:text-properties officeooo:rsid="0016bb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Mr Emmanuel NGBAME KOYAPOLO</text:span><text:tab/><text:tab/><text:tab/><text:tab/><text:tab/><text:tab/><text:tab/></text:p>
      <text:p text:style-name="P7">45 Avenue Aristide Briand</text:p>
      <text:p text:style-name="P7">Résidence ARLAC</text:p>
      <text:p text:style-name="P7">App 22</text:p>
      <text:p text:style-name="P2"><text:span text:style-name="T1">33700 Mérignac</text:span><text:tab/></text:p>
      <text:p text:style-name="P1"><text:tab/><text:tab/><text:tab/><text:tab/><text:tab/></text:p>
      <text:p text:style-name="P3"><text:span text:style-name="T1">07.66.79.45.58</text:span><text:tab/><text:tab/><text:tab/><text:tab/><text:tab/></text:p>
      <text:p text:style-name="Standard"><text:span text:style-name="Police_20_par_20_défaut"><text:span text:style-name="T4">Email : </text:span></text:span><text:a xlink:type="simple" xlink:href="mailto:ngbamedistingue@yahoo.com" office:name="ngbamedistingue@yahoo.com" text:style-name="Internet_20_link" text:visited-style-name="Visited_20_Internet_20_Link"><text:span text:style-name="Police_20_par_20_défaut"><text:span text:style-name="T6">ngbamedistingue@yahoo.com</text:span></text:span></text:a></text:p>
      <text:p text:style-name="P1"/>
      <text:p text:style-name="P1"/>
      <text:p text:style-name="P8">Objet : Candidature spontanée <text:span text:style-name="T7">pour un job étudiant</text:span></text:p>
      <text:p text:style-name="P1"/>
      <text:p text:style-name="P4">Madame, Monsieur,</text:p>
      <text:p text:style-name="P4"/>
      <text:p text:style-name="P4">Je me permets de vous faire parvenir mon curriculum-vitae pour un poste <text:span text:style-name="T1">d’</text:span><text:span text:style-name="T7">équipier polyvalent en restauration.</text:span></text:p>
      <text:p text:style-name="P4"/>
      <text:p text:style-name="P4"><text:span text:style-name="T2">En parallèle de ma formation actuelle qui est une licence professionnelle en DAGPI (Développement d’applications et gestions de projets informatiques) à l’IUT de Bordeaux, </text:span><text:span text:style-name="T7">je suis à la recherche d’un job étudiant pour subvenir à mes besoins financiers.</text:span> </text:p>
      <text:p text:style-name="P4"/>
      <text:p text:style-name="P5"><text:span text:style-name="T7">Après certaines visites de votre entité</text:span>, <text:span text:style-name="T7">ça a réveillé en moi un réel intérêt</text:span> , laiss<text:span text:style-name="T7">ant</text:span> entrevoir de grandes perspectives professionnelles et motive ma présente candidature.</text:p>
      <text:p text:style-name="P4"/>
      <text:p text:style-name="P5">J’ai acquis diverses compétences dans le domaine <text:span text:style-name="T2">de la </text:span><text:span text:style-name="T7">restauration pour avoir déjà travaillé dans des Ephad, restaurants, fast-food et autres</text:span><text:span text:style-name="T2">.</text:span> </text:p>
      <text:p text:style-name="P4"/>
      <text:p text:style-name="P4">Je suis à votre disposition pour échanger de vive voix afin de vous apporter plus de précisions sur mon parcours professionnel et sur les attentes qui m’animent.</text:p>
      <text:p text:style-name="P4"/>
      <text:p text:style-name="P10">Je suis entièrement disponible les week-ends et pendant la semaine je ne suis disponible qu’à partir de 19h.</text:p>
      <text:p text:style-name="P4"/>
      <text:p text:style-name="P4">Dans l'attente de votre réponse, je vous prie d'agréer, Madame, Monsieur, l'expression de mes salutations respectueuses.</text:p>
      <text:p text:style-name="P4"/>
      <text:p text:style-name="Standard"><text:span text:style-name="Police_20_par_20_défaut"><text:span text:style-name="T3"><text:tab/><text:tab/><text:tab/><text:tab/><text:tab/><text:tab/><text:tab/></text:span></text:span><text:span text:style-name="Police_20_par_20_défaut"><text:span text:style-name="T4"><text:tab/><text:tab/></text:span></text:span><text:span text:style-name="Police_20_par_20_défaut"><text:span text:style-name="T5">Emmanuel NGBAME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cu" svg:font-family="Locu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bodcommer04</meta:initial-creator>
    <meta:creation-date>2021-07-12T09:40:00Z</meta:creation-date>
    <dc:date>2022-03-03T13:58:27.481000000</dc:date>
    <meta:editing-cycles>7</meta:editing-cycles>
    <meta:editing-duration>PT25M1S</meta:editing-duration>
    <meta:document-statistic meta:table-count="0" meta:image-count="0" meta:object-count="0" meta:page-count="1" meta:paragraph-count="18" meta:word-count="192" meta:character-count="1313" meta:non-whitespace-character-count="1109"/>
    <meta:template xlink:type="simple" xlink:actuate="onRequest" xlink:title="" xlink:href="Normal.dotm"/>
  </office:meta>
</office:document-meta>
</file>